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2F00000002263B9CE3EFA6074A1.png" manifest:media-type="image/png"/>
  <manifest:file-entry manifest:full-path="Pictures/10000000000002F00000003D7B72A2E032451D34.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 svg:font-family="'Lohit Devanagari'"/>
    <style:font-face style:name="Times New Roman" svg:font-family="'Times New Roman', 'DejaVu Sans'" style:font-family-generic="roman"/>
    <style:font-face style:name="Liberation Sans1" svg:font-family="'Liberation Sans', Arial"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1" svg:font-family="'Lohit Devanagari'" style:font-family-generic="system" style:font-pitch="variable"/>
    <style:font-face style:name="文泉驿微米黑" svg:font-family="文泉驿微米黑"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Classy_5f_Red-title">
      <style:graphic-properties draw:auto-grow-height="true" fo:min-height="7.6cm"/>
    </style:style>
    <style:style style:name="pr2" style:family="presentation" style:parent-style-name="Classy_5f_Red-subtitle">
      <style:graphic-properties draw:fill-color="#ffffff" draw:auto-grow-height="true" fo:min-height="3.6cm"/>
    </style:style>
    <style:style style:name="pr3" style:family="presentation" style:parent-style-name="Classy_5f_Red-notes">
      <style:graphic-properties draw:fill-color="#ffffff" draw:auto-grow-height="true" fo:min-height="13.364cm"/>
    </style:style>
    <style:style style:name="pr4" style:family="presentation" style:parent-style-name="Classy_5f_Red1-title">
      <style:graphic-properties draw:auto-grow-height="true" fo:min-height="2.629cm"/>
    </style:style>
    <style:style style:name="pr5" style:family="presentation" style:parent-style-name="Classy_5f_Red1-outline1">
      <style:graphic-properties fo:min-height="7.969cm"/>
    </style:style>
    <style:style style:name="pr6" style:family="presentation" style:parent-style-name="Classy_5f_Red1-notes">
      <style:graphic-properties draw:fill-color="#ffffff" draw:auto-grow-height="true" fo:min-height="13.364cm"/>
    </style:style>
    <style:style style:name="P1" style:family="paragraph">
      <loext:graphic-properties draw:fill-color="#ffffff"/>
      <style:text-properties style:font-size-asian="24pt"/>
    </style:style>
    <style:style style:name="P2" style:family="paragraph">
      <loext:graphic-properties draw:fill-color="#ffffff"/>
    </style:style>
    <style:style style:name="T1" style:family="text">
      <style:text-properties style:font-size-asian="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Classy_5f_Red" presentation:presentation-page-layout-name="AL1T0">
        <office:forms form:automatic-focus="false" form:apply-design-mode="false"/>
        <draw:frame presentation:style-name="pr1" draw:layer="layout" svg:width="25.199cm" svg:height="7.6cm" svg:x="0.022cm" svg:y="1.8cm" presentation:class="title" presentation:user-transformed="true">
          <draw:text-box>
            <text:p>朝鲜人民主义共和国宣教报告</text:p>
          </draw:text-box>
        </draw:frame>
        <draw:frame presentation:style-name="pr2" draw:text-style-name="P1" draw:layer="layout" svg:width="14.599cm" svg:height="3.6cm" svg:x="10.6cm" svg:y="10cm" presentation:class="subtitle" presentation:user-transformed="true">
          <draw:text-box>
            <text:p><text:span text:style-name="T1">2020</text:span><text:span text:style-name="T1">年</text:span><text:span text:style-name="T1">04</text:span><text:span text:style-name="T1">月</text:span><text:span text:style-name="T1">21</text:span><text:span text:style-name="T1">日</text:span></text:p>
          </draw:text-box>
        </draw:frame>
        <presentation:notes draw:style-name="dp2">
          <draw:page-thumbnail draw:style-name="gr1" draw:layer="layout" svg:width="19.8cm" svg:height="11.14cm" svg:x="0.599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Classy_5f_Red1" presentation:presentation-page-layout-name="AL2T1">
        <office:forms form:automatic-focus="false" form:apply-design-mode="false"/>
        <draw:frame presentation:style-name="pr4" draw:layer="layout" svg:width="25.199cm" svg:height="2.629cm" svg:x="1.4cm" svg:y="1.571cm" presentation:class="title" presentation:user-transformed="true">
          <draw:text-box>
            <text:p>1 <text:s/>朝鲜简介</text:p>
          </draw:text-box>
        </draw:frame>
        <draw:frame presentation:style-name="pr5" draw:layer="layout" svg:width="25.199cm" svg:height="9.8cm" svg:x="1.4cm" svg:y="4.6cm" presentation:class="outline" presentation:user-transformed="true">
          <draw:text-box>
            <text:list text:style-name="L2">
              <text:list-item>
                <text:p>朝鲜民主主义人民共和国</text:p>
              </text:list-item>
              <text:list-item>
                <text:p>조선민주주의인민공화국</text:p>
              </text:list-item>
              <text:list-item>
                <text:p>Democratic People's Republic of Korea</text:p>
              </text:list-item>
              <text:list-item>
                <text:p>位于东亚朝鲜半岛北部的社会主义国家</text:p>
              </text:list-item>
              <text:list-item>
                <text:p>执政党是朝鲜劳动党，首都平壤</text:p>
              </text:list-item>
              <text:list-item>
                <text:p>领土面积约12万平方公里，人口约2555万</text:p>
              </text:list-item>
            </text:list>
          </draw:text-box>
        </draw:frame>
        <presentation:notes draw:style-name="dp2">
          <draw:page-thumbnail draw:style-name="gr1" draw:layer="layout" svg:width="19.798cm" svg:height="11.136cm" svg:x="0.6cm" svg:y="2.257cm" draw:page-number="2" presentation:class="page"/>
          <draw:frame presentation:style-name="pr6" draw:text-style-name="P2" draw:layer="layout" svg:width="16.799cm" svg:height="13.364cm" svg:x="2.1cm" svg:y="14.107cm" presentation:class="notes" presentation:placeholder="true">
            <draw:text-box/>
          </draw:frame>
        </presentation:notes>
      </draw:page>
      <draw:page draw:name="page3" draw:style-name="dp1" draw:master-page-name="Classy_5f_Red1" presentation:presentation-page-layout-name="AL2T1">
        <office:forms form:automatic-focus="false" form:apply-design-mode="false"/>
        <draw:frame presentation:style-name="pr4" draw:layer="layout" svg:width="25.199cm" svg:height="2.629cm" svg:x="1.4cm" svg:y="1.571cm" presentation:class="title" presentation:user-transformed="true">
          <draw:text-box>
            <text:p>2 <text:s/>朝鲜民主主义共和国的宗教</text:p>
          </draw:text-box>
        </draw:frame>
        <draw:frame presentation:style-name="pr5" draw:layer="layout" svg:width="25.199cm" svg:height="9.8cm" svg:x="1.4cm" svg:y="4.6cm" presentation:class="outline" presentation:user-transformed="true">
          <draw:text-box>
            <text:list text:style-name="L2">
              <text:list-item>
                <text:p>北朝鲜是一个世俗国家，官方不鼓励公众信仰宗教</text:p>
              </text:list-item>
              <text:list-item>
                <text:p>朝鲜巫教和天道教占主导地位，也有一小部分佛教徒和基督徒</text:p>
              </text:list-item>
              <text:list-item>
                <text:p>天道教为朝鲜族的“民族宗教”，天道教青友党为朝鲜劳动党的卫星党</text:p>
              </text:list-item>
              <text:list-item>
                <text:p>1948年以前平壤是一个重要的基督宗教的信仰中心</text:p>
              </text:list-item>
              <text:list-item>
                <text:p>在朝鲜半岛北方建立共产主义政权之后，估计有超过一百万朝鲜基督徒逃到朝鲜半岛南方去躲避北朝鲜对基督教的迫害</text:p>
              </text:list-item>
            </text:list>
          </draw:text-box>
        </draw:frame>
        <presentation:notes draw:style-name="dp2">
          <draw:page-thumbnail draw:style-name="gr1" draw:layer="layout" svg:width="19.798cm" svg:height="11.136cm" svg:x="0.6cm" svg:y="2.257cm" draw:page-number="3" presentation:class="page"/>
          <draw:frame presentation:style-name="pr6" draw:text-style-name="P2" draw:layer="layout" svg:width="16.799cm" svg:height="13.364cm" svg:x="2.1cm" svg:y="14.107cm" presentation:class="notes" presentation:placeholder="true">
            <draw:text-box/>
          </draw:frame>
        </presentation:notes>
      </draw:page>
      <draw:page draw:name="page4" draw:style-name="dp1" draw:master-page-name="Classy_5f_Red1" presentation:presentation-page-layout-name="AL2T1">
        <office:forms form:automatic-focus="false" form:apply-design-mode="false"/>
        <draw:frame presentation:style-name="pr4" draw:layer="layout" svg:width="25.199cm" svg:height="2.629cm" svg:x="1.4cm" svg:y="1.571cm" presentation:class="title" presentation:user-transformed="true">
          <draw:text-box>
            <text:p>3 <text:s/>朝鲜的教会大学</text:p>
          </draw:text-box>
        </draw:frame>
        <draw:frame presentation:style-name="pr5" draw:layer="layout" svg:width="25.199cm" svg:height="9.8cm" svg:x="1.4cm" svg:y="4.6cm" presentation:class="outline" presentation:user-transformed="true">
          <draw:text-box>
            <text:list text:style-name="L2">
              <text:list-item>
                <text:p>平壤科技大学位于朝鲜首都，占地250英亩</text:p>
              </text:list-item>
              <text:list-item>
                <text:p>由一位在韩国出生的美国人创办的</text:p>
              </text:list-item>
              <text:list-item>
                <text:p>虽然外国教师可以不受限制地访问互联网，但大多数学生都不行</text:p>
              </text:list-item>
              <text:list-item>
                <text:p>校内有来自十几个国家的大约90名外国志愿者</text:p>
              </text:list-item>
              <text:list-item>
                <text:p>老师中有很多是都美国韩裔传教士</text:p>
              </text:list-item>
              <text:list-item>
                <text:p>政府竭力强化忠诚意识，要求学生每周六要上一门有关“主体”这一国家意识形态的课程</text:p>
              </text:list-item>
            </text:list>
          </draw:text-box>
        </draw:frame>
        <presentation:notes draw:style-name="dp2">
          <draw:page-thumbnail draw:style-name="gr1" draw:layer="layout" svg:width="19.798cm" svg:height="11.136cm" svg:x="0.6cm" svg:y="2.257cm" draw:page-number="4" presentation:class="page"/>
          <draw:frame presentation:style-name="pr6" draw:text-style-name="P2" draw:layer="layout" svg:width="16.799cm" svg:height="13.364cm" svg:x="2.1cm" svg:y="14.107cm" presentation:class="notes" presentation:placeholder="true">
            <draw:text-box/>
          </draw:frame>
        </presentation:notes>
      </draw:page>
      <draw:page draw:name="page5" draw:style-name="dp1" draw:master-page-name="Classy_5f_Red1" presentation:presentation-page-layout-name="AL2T1">
        <office:forms form:automatic-focus="false" form:apply-design-mode="false"/>
        <draw:frame presentation:style-name="pr4" draw:layer="layout" svg:width="25.199cm" svg:height="2.629cm" svg:x="1.4cm" svg:y="1.571cm" presentation:class="title" presentation:user-transformed="true">
          <draw:text-box>
            <text:p>4 <text:s/>朝鲜的宗教自由与批判</text:p>
          </draw:text-box>
        </draw:frame>
        <draw:frame presentation:style-name="pr5" draw:layer="layout" svg:width="25.199cm" svg:height="9.8cm" svg:x="1.4cm" svg:y="4.6cm" presentation:class="outline" presentation:user-transformed="true">
          <draw:text-box>
            <text:list text:style-name="L2">
              <text:list-item>
                <text:p>半个世纪前在现在的朝鲜首都平壤，基督教非常昌盛</text:p>
              </text:list-item>
              <text:list-item>
                <text:p>今天，在美国国务院没有宗教自由国家的名单中，朝鲜榜上有名</text:p>
              </text:list-item>
              <text:list-item>
                <text:p>朝鲜的宪法中，给予人民宗教信仰自由</text:p>
              </text:list-item>
              <text:list-item>
                <text:p>人权组织指朝鲜基督徒如果前往官方认可以外的教堂可能会面对严厉的惩罚</text:p>
              </text:list-item>
              <text:list-item>
                <text:p>宪法是说明有宗教自由，但这只是纸上空谈</text:p>
              </text:list-item>
              <text:list-item>
                <text:p>在一所教会，其教会领袖是由朝鲜的情报官员组成的</text:p>
              </text:list-item>
            </text:list>
          </draw:text-box>
        </draw:frame>
        <presentation:notes draw:style-name="dp2">
          <draw:page-thumbnail draw:style-name="gr1" draw:layer="layout" svg:width="19.798cm" svg:height="11.136cm" svg:x="0.6cm" svg:y="2.257cm" draw:page-number="5" presentation:class="page"/>
          <draw:frame presentation:style-name="pr6" draw:text-style-name="P2" draw:layer="layout" svg:width="16.799cm" svg:height="13.364cm" svg:x="2.1cm" svg:y="14.107cm" presentation:class="notes" presentation:placeholder="true">
            <draw:text-box/>
          </draw:frame>
        </presentation:notes>
      </draw:page>
      <draw:page draw:name="page6" draw:style-name="dp1" draw:master-page-name="Classy_5f_Red1" presentation:presentation-page-layout-name="AL2T1">
        <office:forms form:automatic-focus="false" form:apply-design-mode="false"/>
        <draw:frame presentation:style-name="pr4" draw:layer="layout" svg:width="25.199cm" svg:height="2.629cm" svg:x="1.4cm" svg:y="1.571cm" presentation:class="title" presentation:user-transformed="true">
          <draw:text-box>
            <text:p>5 <text:s/>朝鲜基督教在迫害中的发展</text:p>
          </draw:text-box>
        </draw:frame>
        <draw:frame presentation:style-name="pr5" draw:layer="layout" svg:width="25.199cm" svg:height="9.8cm" svg:x="1.4cm" svg:y="4.6cm" presentation:class="outline" presentation:user-transformed="true">
          <draw:text-box>
            <text:list text:style-name="L2">
              <text:list-item>
                <text:p>那里是世界上最艰难的地方，迫害就在面前，但教会却不断发展</text:p>
              </text:list-item>
              <text:list-item>
                <text:p>在朝鲜, <text:s/>即使国际社会认证的基督教牧师或信徒是少数人, <text:s/>但可以看到接触圣经的人是在增多</text:p>
              </text:list-item>
              <text:list-item>
                <text:p>也有朝鲜欢迎的牧师. <text:s/>他就是美国的比利格雷厄姆牧师</text:p>
              </text:list-item>
              <text:list-item>
                <text:p>朝鲜宪法上说的 <text:s/>"宗教自由" 虽然也有考虑国际关系的意思, <text:s/>但是也意味着不会从根本上切断宗教交流</text:p>
              </text:list-item>
            </text:list>
          </draw:text-box>
        </draw:frame>
        <presentation:notes draw:style-name="dp2">
          <draw:page-thumbnail draw:style-name="gr1" draw:layer="layout" svg:width="19.798cm" svg:height="11.136cm" svg:x="0.6cm" svg:y="2.257cm" draw:page-number="6" presentation:class="page"/>
          <draw:frame presentation:style-name="pr6" draw:text-style-name="P2" draw:layer="layout" svg:width="16.799cm" svg:height="13.364cm" svg:x="2.1cm" svg:y="14.107cm" presentation:class="notes" presentation:placeholder="true">
            <draw:text-box/>
          </draw:frame>
        </presentation:notes>
      </draw:page>
      <draw:page draw:name="page7" draw:style-name="dp1" draw:master-page-name="Classy_5f_Red1" presentation:presentation-page-layout-name="AL2T1">
        <office:forms form:automatic-focus="false" form:apply-design-mode="false"/>
        <draw:frame presentation:style-name="pr4" draw:layer="layout" svg:width="25.199cm" svg:height="2.629cm" svg:x="1.4cm" svg:y="1.571cm" presentation:class="title" presentation:user-transformed="true">
          <draw:text-box>
            <text:p>6 <text:s/>朝鲜的生存与宣教策略</text:p>
          </draw:text-box>
        </draw:frame>
        <draw:frame presentation:style-name="pr5" draw:layer="layout" svg:width="25.199cm" svg:height="9.8cm" svg:x="1.4cm" svg:y="4.6cm" presentation:class="outline" presentation:user-transformed="true">
          <draw:text-box>
            <text:list text:style-name="L2">
              <text:list-item>
                <text:p>基督徒在朝鲜的生存策略</text:p>
                <text:list>
                  <text:list-item>
                    <text:p>在朝鲜，人民生活的各方面都受国家控制</text:p>
                  </text:list-item>
                  <text:list-item>
                    <text:p>敞开的门估计，朝鲜有大约300,000名勇敢的信徒</text:p>
                  </text:list-item>
                </text:list>
              </text:list-item>
              <text:list-item>
                <text:p>基督徒在朝鲜的宣教策略</text:p>
                <text:list>
                  <text:list-item>
                    <text:p>朝鲜是逼迫基督教排名世界第一的国家</text:p>
                  </text:list-item>
                  <text:list-item>
                    <text:p>比较可行的方式是带着技术去帮助那里的人民</text:p>
                  </text:list-item>
                </text:list>
              </text:list-item>
            </text:list>
          </draw:text-box>
        </draw:frame>
        <presentation:notes draw:style-name="dp2">
          <draw:page-thumbnail draw:style-name="gr1" draw:layer="layout" svg:width="19.798cm" svg:height="11.136cm" svg:x="0.6cm" svg:y="2.257cm" draw:page-number="7" presentation:class="page"/>
          <draw:frame presentation:style-name="pr6" draw:text-style-name="P2" draw:layer="layout" svg:width="16.799cm" svg:height="13.364cm" svg:x="2.1cm" svg:y="14.107cm" presentation:class="notes" presentation:placeholder="true">
            <draw:text-box/>
          </draw:frame>
        </presentation:notes>
      </draw:page>
      <draw:page draw:name="page8" draw:style-name="dp1" draw:master-page-name="Classy_5f_Red1" presentation:presentation-page-layout-name="AL2T1">
        <office:forms form:automatic-focus="false" form:apply-design-mode="false"/>
        <draw:frame presentation:style-name="pr4" draw:layer="layout" svg:width="25.199cm" svg:height="2.629cm" svg:x="1.4cm" svg:y="1.571cm" presentation:class="title" presentation:user-transformed="true">
          <draw:text-box>
            <text:p>基督徒在朝鲜的生存策略</text:p>
          </draw:text-box>
        </draw:frame>
        <draw:frame presentation:style-name="pr5" draw:layer="layout" svg:width="25.199cm" svg:height="9.8cm" svg:x="1.4cm" svg:y="4.6cm" presentation:class="outline" presentation:user-transformed="true">
          <draw:text-box>
            <text:list text:style-name="L2">
              <text:list-item>
                <text:p>求生第1步：将你的信仰保密</text:p>
              </text:list-item>
              <text:list-item>
                <text:p>求生第2步：对别的“基督徒”要有戒心</text:p>
              </text:list-item>
              <text:list-item>
                <text:p>求生第3步：不要告诉子女</text:p>
              </text:list-item>
              <text:list-item>
                <text:p>求生第4步：将你的东西与人分享</text:p>
              </text:list-item>
              <text:list-item>
                <text:p>求生第5步：保持盼望</text:p>
              </text:list-item>
              <text:list-item>
                <text:p>求生第6步：不要放弃——即使你被人捉住</text:p>
              </text:list-item>
            </text:list>
          </draw:text-box>
        </draw:frame>
        <presentation:notes draw:style-name="dp2">
          <draw:page-thumbnail draw:style-name="gr1" draw:layer="layout" svg:width="19.798cm" svg:height="11.136cm" svg:x="0.6cm" svg:y="2.257cm" draw:page-number="8" presentation:class="page"/>
          <draw:frame presentation:style-name="pr6" draw:text-style-name="P2" draw:layer="layout" svg:width="16.799cm" svg:height="13.364cm" svg:x="2.1cm" svg:y="14.107cm" presentation:class="notes" presentation:placeholder="true">
            <draw:text-box/>
          </draw:frame>
        </presentation:notes>
      </draw:page>
      <draw:page draw:name="page9" draw:style-name="dp1" draw:master-page-name="Classy_5f_Red1" presentation:presentation-page-layout-name="AL2T1">
        <office:forms form:automatic-focus="false" form:apply-design-mode="false"/>
        <draw:frame presentation:style-name="pr4" draw:layer="layout" svg:width="25.199cm" svg:height="2.629cm" svg:x="1.4cm" svg:y="1.571cm" presentation:class="title" presentation:user-transformed="true">
          <draw:text-box>
            <text:p>基督徒在朝鲜的宣教策略</text:p>
          </draw:text-box>
        </draw:frame>
        <draw:frame presentation:style-name="pr5" draw:layer="layout" svg:width="25.199cm" svg:height="9.8cm" svg:x="1.4cm" svg:y="4.6cm" presentation:class="outline" presentation:user-transformed="true">
          <draw:text-box>
            <text:list text:style-name="L2">
              <text:list-item>
                <text:p>朝鲜的宣教工作极其困难</text:p>
              </text:list-item>
              <text:list-item>
                <text:p>比较可行的方式是带着技术去帮助那里的人民</text:p>
              </text:list-item>
              <text:list-item>
                <text:p>基督徒带着爱去服侍他们时，他们也能感受得到</text:p>
              </text:list-item>
              <text:list-item>
                <text:p>朝鲜己经成为中国公民正式旅游目的地，旅游手续办理并不复杂</text:p>
              </text:list-item>
              <text:list-item>
                <text:p>在神眼中，没有攻不破的城，也没有推不倒的牆</text:p>
              </text:list-item>
              <text:list-item>
                <text:p/>
              </text:list-item>
            </text:list>
          </draw:text-box>
        </draw:frame>
        <presentation:notes draw:style-name="dp2">
          <office:forms form:automatic-focus="false" form:apply-design-mode="false"/>
          <draw:page-thumbnail draw:style-name="gr1" draw:layer="layout" svg:width="19.798cm" svg:height="11.136cm" svg:x="0.6cm" svg:y="2.257cm" draw:page-number="9" presentation:class="page"/>
          <draw:frame presentation:style-name="pr6" draw:text-style-name="P2" draw:layer="layout" svg:width="16.799cm" svg:height="13.364cm" svg:x="2.1cm" svg:y="14.107cm" presentation:class="notes" presentation:placeholder="true">
            <draw:text-box/>
          </draw:frame>
        </presentation:notes>
      </draw:page>
      <draw:page draw:name="page10" draw:style-name="dp1" draw:master-page-name="Classy_5f_Red1" presentation:presentation-page-layout-name="AL2T1">
        <office:forms form:automatic-focus="false" form:apply-design-mode="false"/>
        <draw:frame presentation:style-name="pr4" draw:layer="layout" svg:width="25.199cm" svg:height="2.629cm" svg:x="1.4cm" svg:y="1.571cm" presentation:class="title" presentation:user-transformed="true">
          <draw:text-box>
            <text:p>结束语</text:p>
          </draw:text-box>
        </draw:frame>
        <draw:frame presentation:style-name="pr5" draw:layer="layout" svg:width="25.199cm" svg:height="9.8cm" svg:x="1.4cm" svg:y="4.6cm" presentation:class="outline" presentation:user-transformed="true">
          <draw:text-box>
            <text:list text:style-name="L2">
              <text:list-item>
                <text:p>朝鲜是中国的近邻</text:p>
              </text:list-item>
              <text:list-item>
                <text:p>朝鲜的基督教信仰与中国的相似</text:p>
              </text:list-item>
              <text:list-item>
                <text:p>神会完成他的事工</text:p>
              </text:list-item>
            </text:list>
          </draw:text-box>
        </draw:frame>
        <presentation:notes draw:style-name="dp2">
          <draw:page-thumbnail draw:style-name="gr1" draw:layer="layout" svg:width="19.798cm" svg:height="11.136cm" svg:x="0.6cm" svg:y="2.257cm" draw:page-number="10" presentation:class="page"/>
          <draw:frame presentation:style-name="pr6" draw:text-style-name="P2" draw:layer="layout" svg:width="16.799cm" svg:height="13.364cm" svg:x="2.1cm" svg:y="14.107cm" presentation:class="notes" presentation:placeholder="true">
            <draw:text-box/>
          </draw:frame>
        </presentation:notes>
      </draw:page>
      <draw:page draw:name="page11" draw:style-name="dp1" draw:master-page-name="Classy_5f_Red" presentation:presentation-page-layout-name="AL1T0">
        <office:forms form:automatic-focus="false" form:apply-design-mode="false"/>
        <draw:frame presentation:style-name="pr1" draw:layer="layout" svg:width="25.199cm" svg:height="7.6cm" svg:x="0.022cm" svg:y="1.8cm" presentation:class="title" presentation:user-transformed="true">
          <draw:text-box>
            <text:p>朝鲜人民主义共和国宣教报告</text:p>
          </draw:text-box>
        </draw:frame>
        <draw:frame presentation:style-name="pr2" draw:text-style-name="P1" draw:layer="layout" svg:width="14.599cm" svg:height="3.6cm" svg:x="10.6cm" svg:y="10cm" presentation:class="subtitle" presentation:user-transformed="true">
          <draw:text-box>
            <text:p><text:span text:style-name="T1">2020</text:span><text:span text:style-name="T1">年</text:span><text:span text:style-name="T1">04</text:span><text:span text:style-name="T1">月</text:span><text:span text:style-name="T1">21</text:span><text:span text:style-name="T1">日，谢谢观看</text:span></text:p>
          </draw:text-box>
        </draw:frame>
        <presentation:notes draw:style-name="dp2">
          <office:forms form:automatic-focus="false" form:apply-design-mode="false"/>
          <draw:page-thumbnail draw:style-name="gr1" draw:layer="layout" svg:width="19.8cm" svg:height="11.14cm" svg:x="0.599cm" svg:y="2.257cm" draw:page-number="11" presentation:class="page"/>
          <draw:frame presentation:style-name="pr3"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 svg:font-family="'Lohit Devanagari'"/>
    <style:font-face style:name="Times New Roman" svg:font-family="'Times New Roman', 'DejaVu Sans'" style:font-family-generic="roman"/>
    <style:font-face style:name="Liberation Sans1" svg:font-family="'Liberation Sans', Arial"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1" svg:font-family="'Lohit Devanagari'" style:font-family-generic="system" style:font-pitch="variable"/>
    <style:font-face style:name="文泉驿微米黑" svg:font-family="文泉驿微米黑"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文泉驿微米黑" style:font-size-asian="24pt" style:language-asian="zh" style:country-asian="CN" style:font-name-complex="文泉驿微米黑"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c7243a"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无填充且无边框的对象"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text-align="justify" style:text-autospace="none"/>
      <style:text-properties fo:color="#000000" style:font-name="Times New Roman" fo:font-family="'Times New Roman', 'DejaVu Sans'" style:font-family-generic="roman" fo:font-size="10.5pt" fo:language="en" fo:country="US" style:letter-kerning="true" style:font-name-asian="Times New Roman" style:font-family-asian="'Times New Roman', 'DejaVu Sans'" style:font-family-generic-asian="roman" style:font-size-asian="12pt" style:language-asian="ar" style:country-asian="SA"/>
    </style:style>
    <style:style style:name="apple-style-span" style:family="graphic">
      <style:paragraph-properties style:text-autospace="none"/>
    </style:style>
    <style:style style:name="默认段落字体" style:family="graphic">
      <style:paragraph-properties style:text-autospace="none"/>
    </style:style>
    <style:style style:name="Internet_20_链接" style:display-name="Internet 链接" style:family="graphic">
      <style:paragraph-properties style:text-autospace="none"/>
      <style:text-properties fo:color="#0000ff"/>
    </style:style>
    <style:style style:name="页码" style:family="graphic">
      <style:paragraph-properties style:text-autospace="none"/>
    </style:style>
    <style:style style:name="批注引用" style:family="graphic">
      <style:paragraph-properties style:text-autospace="none"/>
      <style:text-properties fo:font-size="10.5pt" style:font-size-asian="10.5pt" style:font-size-complex="10.5pt"/>
    </style:style>
    <style:style style:name="脚注符" style:family="graphic">
      <style:paragraph-properties style:text-autospace="none"/>
      <style:text-properties style:text-position="11% 58%"/>
    </style:style>
    <style:style style:name="Default_20_Paragraph_20_Font1" style:display-name="Default Paragraph Font1" style:family="graphic">
      <style:paragraph-properties style:text-autospace="none"/>
    </style:style>
    <style:style style:name="Default_20_Paragraph_20_Font" style:display-name="Default Paragraph Font" style:family="graphic">
      <style:paragraph-properties style:text-autospace="none"/>
    </style:style>
    <style:style style:name="Caption1" style:family="graphic">
      <style:paragraph-properties fo:margin-top="0.374cm" fo:margin-bottom="0.374cm" fo:text-align="justify" style:text-autospace="none"/>
      <style:text-properties fo:color="#000000" style:font-name="Times New Roman" fo:font-family="'Times New Roman', 'DejaVu Sans'" style:font-family-generic="roman" fo:font-size="12pt" fo:language="en" fo:country="US" fo:font-style="italic" style:letter-kerning="true" style:font-name-asian="Lohit Devanagari" style:font-family-asian="'Lohit Devanagari'" style:font-size-asian="12pt" style:language-asian="ar" style:country-asian="SA" style:font-style-asian="italic" style:font-style-complex="italic"/>
    </style:style>
    <style:style style:name="表格标题" style:family="graphic">
      <style:paragraph-properties fo:text-align="center" style:text-autospace="none"/>
      <style:text-properties fo:color="#000000" style:font-name="Times New Roman" fo:font-family="'Times New Roman', 'DejaVu Sans'" style:font-family-generic="roman" fo:font-size="10.5pt" fo:language="en" fo:country="US" fo:font-weight="bold" style:letter-kerning="true" style:font-name-asian="Times New Roman" style:font-family-asian="'Times New Roman', 'DejaVu Sans'" style:font-family-generic-asian="roman" style:font-size-asian="12pt" style:language-asian="ar" style:country-asian="SA" style:font-weight-asian="bold" style:font-weight-complex="bold"/>
    </style:style>
    <style:style style:name="表格内容" style:family="graphic">
      <style:paragraph-properties fo:text-align="justify" style:text-autospace="none"/>
      <style:text-properties fo:color="#000000" style:font-name="Times New Roman" fo:font-family="'Times New Roman', 'DejaVu Sans'" style:font-family-generic="roman" fo:font-size="10.5pt" fo:language="en" fo:country="US" style:letter-kerning="true" style:font-name-asian="Times New Roman" style:font-family-asian="'Times New Roman', 'DejaVu Sans'" style:font-family-generic-asian="roman" style:font-size-asian="12pt" style:language-asian="ar" style:country-asian="SA"/>
    </style:style>
    <style:style style:name="Caption" style:family="graphic">
      <style:paragraph-properties fo:margin-top="0.374cm" fo:margin-bottom="0.374cm" fo:text-align="justify" style:text-autospace="none"/>
      <style:text-properties fo:color="#000000" style:font-name="Times New Roman" fo:font-family="'Times New Roman', 'DejaVu Sans'" style:font-family-generic="roman" fo:font-size="12pt" fo:language="en" fo:country="US" fo:font-style="italic" style:letter-kerning="true" style:font-name-asian="Lohit Devanagari" style:font-family-asian="'Lohit Devanagari'" style:font-size-asian="12pt" style:language-asian="ar" style:country-asian="SA" style:font-style-asian="italic" style:font-style-complex="italic"/>
    </style:style>
    <style:style style:name="页脚" style:family="graphic">
      <style:paragraph-properties fo:text-align="start" style:text-autospace="none">
        <style:tab-stops>
          <style:tab-stop style:position="12.92cm" style:type="center"/>
          <style:tab-stop style:position="25.843cm" style:type="right"/>
        </style:tab-stops>
      </style:paragraph-properties>
      <style:text-properties fo:color="#000000" style:font-name="Times New Roman" fo:font-family="'Times New Roman', 'DejaVu Sans'" style:font-family-generic="roman" fo:font-size="9pt" fo:language="en" fo:country="US" style:letter-kerning="true" style:font-name-asian="Times New Roman" style:font-family-asian="'Times New Roman', 'DejaVu Sans'" style:font-family-generic-asian="roman" style:font-size-asian="9pt" style:language-asian="ar" style:country-asian="SA"/>
    </style:style>
    <style:style style:name="批注框文本" style:family="graphic">
      <style:paragraph-properties fo:text-align="justify" style:text-autospace="none"/>
      <style:text-properties fo:color="#000000" style:font-name="Times New Roman" fo:font-family="'Times New Roman', 'DejaVu Sans'" style:font-family-generic="roman" fo:font-size="9pt" fo:language="en" fo:country="US" style:letter-kerning="true" style:font-name-asian="Times New Roman" style:font-family-asian="'Times New Roman', 'DejaVu Sans'" style:font-family-generic-asian="roman" style:font-size-asian="9pt" style:language-asian="ar" style:country-asian="SA"/>
    </style:style>
    <style:style style:name="脚注" style:family="graphic">
      <style:paragraph-properties fo:text-align="start" style:text-autospace="none"/>
      <style:text-properties fo:color="#000000" style:font-name="Times New Roman" fo:font-family="'Times New Roman', 'DejaVu Sans'" style:font-family-generic="roman" fo:font-size="9pt" fo:language="en" fo:country="US" style:letter-kerning="true" style:font-name-asian="Times New Roman" style:font-family-asian="'Times New Roman', 'DejaVu Sans'" style:font-family-generic-asian="roman" style:font-size-asian="9pt" style:language-asian="ar" style:country-asian="SA"/>
    </style:style>
    <style:style style:name="页眉" style:family="graphic">
      <style:paragraph-properties fo:text-align="center" style:text-autospace="none">
        <style:tab-stops>
          <style:tab-stop style:position="12.92cm" style:type="center"/>
          <style:tab-stop style:position="25.843cm" style:type="right"/>
        </style:tab-stops>
      </style:paragraph-properties>
      <style:text-properties fo:color="#000000" style:font-name="Times New Roman" fo:font-family="'Times New Roman', 'DejaVu Sans'" style:font-family-generic="roman" fo:font-size="9pt" fo:language="en" fo:country="US" style:letter-kerning="true" style:font-name-asian="Times New Roman" style:font-family-asian="'Times New Roman', 'DejaVu Sans'" style:font-family-generic-asian="roman" style:font-size-asian="9pt" style:language-asian="ar" style:country-asian="SA"/>
    </style:style>
    <style:style style:name="框架内容" style:family="graphic">
      <style:paragraph-properties fo:text-align="justify" style:text-autospace="none"/>
      <style:text-properties fo:color="#000000" style:font-name="Times New Roman" fo:font-family="'Times New Roman', 'DejaVu Sans'" style:font-family-generic="roman" fo:font-size="10.5pt" fo:language="en" fo:country="US" style:letter-kerning="true" style:font-name-asian="Times New Roman" style:font-family-asian="'Times New Roman', 'DejaVu Sans'" style:font-family-generic-asian="roman" style:font-size-asian="12pt" style:language-asian="ar" style:country-asian="SA"/>
    </style:style>
    <style:style style:name="日期" style:family="graphic">
      <style:paragraph-properties fo:margin-left="0.31cm" fo:margin-right="0cm" fo:text-align="justify" fo:text-indent="0cm" style:text-autospace="none"/>
      <style:text-properties fo:color="#000000" style:font-name="Times New Roman" fo:font-family="'Times New Roman', 'DejaVu Sans'" style:font-family-generic="roman" fo:font-size="10.5pt" fo:language="en" fo:country="US" style:letter-kerning="true" style:font-name-asian="Times New Roman" style:font-family-asian="'Times New Roman', 'DejaVu Sans'" style:font-family-generic-asian="roman" style:font-size-asian="12pt" style:language-asian="ar" style:country-asian="SA"/>
    </style:style>
    <style:style style:name="批注主题" style:family="graphic">
      <style:paragraph-properties fo:text-align="start" style:text-autospace="none"/>
      <style:text-properties fo:color="#000000" style:font-name="Times New Roman" fo:font-family="'Times New Roman', 'DejaVu Sans'" style:font-family-generic="roman" fo:font-size="10.5pt" fo:language="en" fo:country="US" fo:font-weight="bold" style:letter-kerning="true" style:font-name-asian="Times New Roman" style:font-family-asian="'Times New Roman', 'DejaVu Sans'" style:font-family-generic-asian="roman" style:font-size-asian="12pt" style:language-asian="ar" style:country-asian="SA" style:font-weight-asian="bold" style:font-weight-complex="bold"/>
    </style:style>
    <style:style style:name="批注文字" style:family="graphic">
      <style:paragraph-properties fo:text-align="start" style:text-autospace="none"/>
      <style:text-properties fo:color="#000000" style:font-name="Times New Roman" fo:font-family="'Times New Roman', 'DejaVu Sans'" style:font-family-generic="roman" fo:font-size="10.5pt" fo:language="en" fo:country="US" style:letter-kerning="true" style:font-name-asian="Times New Roman" style:font-family-asian="'Times New Roman', 'DejaVu Sans'" style:font-family-generic-asian="roman" style:font-size-asian="12pt" style:language-asian="ar" style:country-asian="SA"/>
    </style:style>
    <style:style style:name="索引" style:family="graphic">
      <style:paragraph-properties fo:text-align="justify" style:text-autospace="none"/>
      <style:text-properties fo:color="#000000" style:font-name="Times New Roman" fo:font-family="'Times New Roman', 'DejaVu Sans'" style:font-family-generic="roman" fo:font-size="10.5pt" fo:language="en" fo:country="US" style:letter-kerning="true" style:font-name-asian="Lohit Devanagari" style:font-family-asian="'Lohit Devanagari'" style:font-size-asian="12pt" style:language-asian="ar" style:country-asian="SA"/>
    </style:style>
    <style:style style:name="题注" style:family="graphic">
      <style:paragraph-properties fo:margin-top="0.374cm" fo:margin-bottom="0.374cm" fo:text-align="justify" style:text-autospace="none"/>
      <style:text-properties fo:color="#000000" style:font-name="Times New Roman" fo:font-family="'Times New Roman', 'DejaVu Sans'" style:font-family-generic="roman" fo:font-size="12pt" fo:language="en" fo:country="US" fo:font-style="italic" style:letter-kerning="true" style:font-name-asian="Lohit Devanagari" style:font-family-asian="'Lohit Devanagari'" style:font-size-asian="12pt" style:language-asian="ar" style:country-asian="SA" style:font-style-asian="italic" style:font-style-complex="italic"/>
    </style:style>
    <style:style style:name="列表" style:family="graphic">
      <style:paragraph-properties fo:margin-top="0cm" fo:margin-bottom="0.436cm" fo:line-height="115%" fo:text-align="justify" style:text-autospace="none"/>
      <style:text-properties fo:color="#000000" style:font-name="Times New Roman" fo:font-family="'Times New Roman', 'DejaVu Sans'" style:font-family-generic="roman" fo:font-size="10.5pt" fo:language="en" fo:country="US" style:letter-kerning="true" style:font-name-asian="Lohit Devanagari" style:font-family-asian="'Lohit Devanagari'" style:font-size-asian="12pt" style:language-asian="ar" style:country-asian="SA"/>
    </style:style>
    <style:style style:name="标题样式" style:family="graphic">
      <style:paragraph-properties fo:margin-top="0.746cm" fo:margin-bottom="0.374cm" fo:text-align="justify" style:text-autospace="none"/>
      <style:text-properties fo:color="#000000" style:font-name="Liberation Sans1" fo:font-family="'Liberation Sans', Arial" style:font-family-generic="swiss" fo:font-size="14pt" fo:language="en" fo:country="US" style:letter-kerning="true" style:font-name-asian="Lohit Devanagari" style:font-family-asian="'Lohit Devanagari'" style:font-size-asian="14pt" style:language-asian="ar" style:country-asian="SA"/>
    </style:style>
    <style:style style:name="默认_5f_1_5f_1" style:display-name="默认_1_1" style:family="graphic">
      <style:graphic-properties draw:stroke="solid" draw:stroke-dash="Dashed_20__28_var_29__20_1" svg:stroke-width="0cm" svg:stroke-color="#3465a4" draw:marker-start-width="0.2cm" draw:marker-start-center="false" draw:marker-end-width="0.2cm" draw:marker-end-center="false" draw:fill="solid" draw:fill-color="#c7243a" draw:fill-image-width="0cm" draw:fill-image-height="0cm" draw:textarea-horizontal-align="justify" fo:padding-top="0.125cm" fo:padding-bottom="0.125cm" fo:padding-left="0.25cm" fo:padding-right="0.25cm" draw:shadow="hidden" draw:shadow-offset-x="0.2cm" draw:shadow-offset-y="0.2cm" draw:shadow-color="#808080">
        <text:list-style style:name="默认_5f_1_5f_1" style:display-name="默认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Classy_5f_Red-background" style:display-name="Classy_Red-background" style:family="presentation">
      <style:graphic-properties draw:stroke="none" draw:fill="none"/>
      <style:text-properties style:letter-kerning="true"/>
    </style:style>
    <style:style style:name="Classy_5f_Red-backgroundobjects" style:display-name="Classy_Red-backgroundobjects" style:family="presentation">
      <style:graphic-properties draw:textarea-horizontal-align="justify" draw:shadow="hidden" draw:shadow-offset-x="0.2cm" draw:shadow-offset-y="0.2cm" draw:shadow-color="#808080"/>
    </style:style>
    <style:style style:name="Classy_5f_Red-notes" style:display-name="Classy_Re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Classy_5f_Red-outline1" style:display-name="Classy_Red-outline1" style:family="presentation">
      <style:graphic-properties draw:stroke="none" draw:fill="none" draw:auto-grow-height="false" draw:fit-to-size="shrink-to-fit" style:shrink-to-fit="true">
        <text:list-style style:name="Classy_5f_Red-outline1" style:display-name="Classy_Re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text-emphasize="none" style:font-relief="none" style:text-overline-style="none" style:text-overline-color="font-color"/>
    </style:style>
    <style:style style:name="Classy_5f_Red-outline2" style:display-name="Classy_Red-outline2" style:family="presentation" style:parent-style-name="Classy_5f_Red-outline1">
      <style:paragraph-properties fo:margin-left="0cm" fo:margin-right="0cm" fo:margin-top="0cm" fo:margin-bottom="0.299cm" fo:text-indent="0cm"/>
      <style:text-properties fo:font-size="21pt"/>
    </style:style>
    <style:style style:name="Classy_5f_Red-outline3" style:display-name="Classy_Red-outline3" style:family="presentation" style:parent-style-name="Classy_5f_Red-outline2">
      <style:paragraph-properties fo:margin-left="0cm" fo:margin-right="0cm" fo:margin-top="0cm" fo:margin-bottom="0.224cm" fo:text-indent="0cm"/>
      <style:text-properties fo:font-size="18pt"/>
    </style:style>
    <style:style style:name="Classy_5f_Red-outline4" style:display-name="Classy_Red-outline4" style:family="presentation" style:parent-style-name="Classy_5f_Red-outline3">
      <style:paragraph-properties fo:margin-left="0cm" fo:margin-right="0cm" fo:margin-top="0cm" fo:margin-bottom="0.149cm" fo:text-indent="0cm"/>
      <style:text-properties fo:font-size="15pt"/>
    </style:style>
    <style:style style:name="Classy_5f_Red-outline5" style:display-name="Classy_Red-outline5" style:family="presentation" style:parent-style-name="Classy_5f_Red-outline4">
      <style:paragraph-properties fo:margin-left="0cm" fo:margin-right="0cm" fo:margin-top="0cm" fo:margin-bottom="0.074cm" fo:text-indent="0cm"/>
      <style:text-properties fo:font-size="15pt"/>
    </style:style>
    <style:style style:name="Classy_5f_Red-outline6" style:display-name="Classy_Red-outline6" style:family="presentation" style:parent-style-name="Classy_5f_Red-outline5">
      <style:paragraph-properties fo:margin-left="0cm" fo:margin-right="0cm" fo:margin-top="0cm" fo:margin-bottom="0.074cm" fo:text-indent="0cm"/>
      <style:text-properties fo:font-size="15pt"/>
    </style:style>
    <style:style style:name="Classy_5f_Red-outline7" style:display-name="Classy_Red-outline7" style:family="presentation" style:parent-style-name="Classy_5f_Red-outline6">
      <style:paragraph-properties fo:margin-left="0cm" fo:margin-right="0cm" fo:margin-top="0cm" fo:margin-bottom="0.074cm" fo:text-indent="0cm"/>
      <style:text-properties fo:font-size="15pt"/>
    </style:style>
    <style:style style:name="Classy_5f_Red-outline8" style:display-name="Classy_Red-outline8" style:family="presentation" style:parent-style-name="Classy_5f_Red-outline7">
      <style:paragraph-properties fo:margin-left="0cm" fo:margin-right="0cm" fo:margin-top="0cm" fo:margin-bottom="0.074cm" fo:text-indent="0cm"/>
      <style:text-properties fo:font-size="15pt"/>
    </style:style>
    <style:style style:name="Classy_5f_Red-outline9" style:display-name="Classy_Red-outline9" style:family="presentation" style:parent-style-name="Classy_5f_Red-outline8">
      <style:paragraph-properties fo:margin-left="0cm" fo:margin-right="0cm" fo:margin-top="0cm" fo:margin-bottom="0.074cm" fo:text-indent="0cm"/>
      <style:text-properties fo:font-size="15pt"/>
    </style:style>
    <style:style style:name="Classy_5f_Red-subtitle" style:display-name="Classy_Red-subtitle" style:family="presentation">
      <style:graphic-properties draw:stroke="none" draw:fill="none" draw:fill-image-width="0cm" draw:fill-image-height="0cm" draw:textarea-horizontal-align="left" draw:textarea-vertical-align="top">
        <text:list-style style:name="Classy_5f_Red-subtitle" style:display-name="Classy_Re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Classy_5f_Red-title" style:display-name="Classy_Red-title" style:family="presentation">
      <style:graphic-properties draw:stroke="none" draw:fill="solid" draw:fill-color="#c7243a" draw:textarea-vertical-align="middle" fo:padding-left="0.2cm">
        <text:list-style style:name="Classy_5f_Red-title" style:display-name="Classy_Re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style style:name="Classy_5f_Red1-background" style:display-name="Classy_Red1-background" style:family="presentation">
      <style:graphic-properties draw:stroke="none" draw:fill="none"/>
      <style:text-properties style:letter-kerning="true"/>
    </style:style>
    <style:style style:name="Classy_5f_Red1-backgroundobjects" style:display-name="Classy_Red1-backgroundobjects" style:family="presentation">
      <style:graphic-properties draw:textarea-horizontal-align="justify" draw:shadow="hidden" draw:shadow-offset-x="0.2cm" draw:shadow-offset-y="0.2cm" draw:shadow-color="#808080"/>
    </style:style>
    <style:style style:name="Classy_5f_Red1-notes" style:display-name="Classy_Red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Classy_5f_Red1-outline1" style:display-name="Classy_Red1-outline1" style:family="presentation">
      <style:graphic-properties draw:stroke="none" draw:fill="none" draw:auto-grow-height="false" draw:fit-to-size="shrink-to-fit" style:shrink-to-fit="true">
        <text:list-style style:name="Classy_5f_Red1-outline1" style:display-name="Classy_Red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Classy_5f_Red1-outline2" style:display-name="Classy_Red1-outline2" style:family="presentation" style:parent-style-name="Classy_5f_Red1-outline1">
      <style:paragraph-properties fo:margin-top="0cm" fo:margin-bottom="0.4cm"/>
      <style:text-properties fo:font-size="28pt"/>
    </style:style>
    <style:style style:name="Classy_5f_Red1-outline3" style:display-name="Classy_Red1-outline3" style:family="presentation" style:parent-style-name="Classy_5f_Red1-outline2">
      <style:paragraph-properties fo:margin-top="0cm" fo:margin-bottom="0.3cm"/>
      <style:text-properties fo:font-size="24pt"/>
    </style:style>
    <style:style style:name="Classy_5f_Red1-outline4" style:display-name="Classy_Red1-outline4" style:family="presentation" style:parent-style-name="Classy_5f_Red1-outline3">
      <style:paragraph-properties fo:margin-top="0cm" fo:margin-bottom="0.2cm"/>
      <style:text-properties fo:font-size="20pt"/>
    </style:style>
    <style:style style:name="Classy_5f_Red1-outline5" style:display-name="Classy_Red1-outline5" style:family="presentation" style:parent-style-name="Classy_5f_Red1-outline4">
      <style:paragraph-properties fo:margin-top="0cm" fo:margin-bottom="0.1cm"/>
      <style:text-properties fo:font-size="20pt"/>
    </style:style>
    <style:style style:name="Classy_5f_Red1-outline6" style:display-name="Classy_Red1-outline6" style:family="presentation" style:parent-style-name="Classy_5f_Red1-outline5">
      <style:paragraph-properties fo:margin-top="0cm" fo:margin-bottom="0.1cm"/>
      <style:text-properties fo:font-size="20pt"/>
    </style:style>
    <style:style style:name="Classy_5f_Red1-outline7" style:display-name="Classy_Red1-outline7" style:family="presentation" style:parent-style-name="Classy_5f_Red1-outline6">
      <style:paragraph-properties fo:margin-top="0cm" fo:margin-bottom="0.1cm"/>
      <style:text-properties fo:font-size="20pt"/>
    </style:style>
    <style:style style:name="Classy_5f_Red1-outline8" style:display-name="Classy_Red1-outline8" style:family="presentation" style:parent-style-name="Classy_5f_Red1-outline7">
      <style:paragraph-properties fo:margin-top="0cm" fo:margin-bottom="0.1cm"/>
      <style:text-properties fo:font-size="20pt"/>
    </style:style>
    <style:style style:name="Classy_5f_Red1-outline9" style:display-name="Classy_Red1-outline9" style:family="presentation" style:parent-style-name="Classy_5f_Red1-outline8">
      <style:paragraph-properties fo:margin-top="0cm" fo:margin-bottom="0.1cm"/>
      <style:text-properties fo:font-size="20pt"/>
    </style:style>
    <style:style style:name="Classy_5f_Red1-subtitle" style:display-name="Classy_Red1-subtitle" style:family="presentation">
      <style:graphic-properties draw:stroke="none" draw:fill="none" draw:textarea-vertical-align="middle">
        <text:list-style style:name="Classy_5f_Red1-subtitle" style:display-name="Classy_Red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Classy_5f_Red1-title" style:display-name="Classy_Red1-title" style:family="presentation">
      <style:graphic-properties draw:stroke="none" draw:fill="none" draw:textarea-vertical-align="middle">
        <text:list-style style:name="Classy_5f_Red1-title" style:display-name="Classy_Red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c7243a"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Classy_5f_Red-backgroundobjects">
      <style:graphic-properties draw:stroke="none" draw:fill="none" draw:fill-color="#ffffff" draw:auto-grow-height="false" fo:min-height="1.449cm"/>
    </style:style>
    <style:style style:name="Mpr2" style:family="presentation" style:parent-style-name="Classy_5f_Red-backgroundobjects">
      <style:graphic-properties draw:stroke="none" draw:fill="none" draw:fill-color="#ffffff" draw:textarea-horizontal-align="right" draw:auto-grow-height="false" fo:min-height="1.449cm"/>
    </style:style>
    <style:style style:name="Mpr3" style:family="presentation" style:parent-style-name="Classy_5f_Red-backgroundobjects">
      <style:graphic-properties draw:stroke="none" draw:fill="none" draw:fill-color="#ffffff" draw:auto-grow-height="false" fo:min-height="1.485cm"/>
    </style:style>
    <style:style style:name="Mpr4" style:family="presentation" style:parent-style-name="Classy_5f_Red-backgroundobjects">
      <style:graphic-properties draw:stroke="none" draw:fill="none" draw:fill-color="#ffffff" draw:textarea-vertical-align="bottom" draw:auto-grow-height="false" fo:min-height="1.485cm"/>
    </style:style>
    <style:style style:name="Mpr5" style:family="presentation" style:parent-style-name="Classy_5f_Red1-backgroundobjects">
      <style:graphic-properties draw:stroke="none" draw:fill="none" draw:fill-color="#ffffff" draw:auto-grow-height="false" fo:min-height="1.086cm"/>
    </style:style>
    <style:style style:name="Mpr6" style:family="presentation" style:parent-style-name="Classy_5f_Red1-backgroundobjects">
      <style:graphic-properties draw:stroke="none" draw:fill="none" draw:fill-color="#ffffff" draw:auto-grow-height="false" fo:min-height="1.449cm"/>
    </style:style>
    <style:style style:name="Mpr7" style:family="presentation" style:parent-style-name="Classy_5f_Red1-backgroundobjects">
      <style:graphic-properties draw:stroke="none" draw:fill="none" draw:fill-color="#ffffff" draw:auto-grow-height="false" fo:min-height="1.485cm"/>
    </style:style>
    <style:style style:name="Mpr8" style:family="presentation" style:parent-style-name="Classy_5f_Red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text-properties fo:color="#ffffff" fo:font-size="14pt"/>
    </style:style>
    <style:style style:name="MP7" style:family="paragraph">
      <loext:graphic-properties draw:fill="none" draw:fill-color="#ffffff"/>
      <style:text-properties fo:color="#ffffff" fo:font-size="14pt"/>
    </style:style>
    <style:style style:name="MP8" style:family="paragraph">
      <style:paragraph-properties fo:text-align="center"/>
      <style:text-properties fo:color="#ffffff" fo:font-size="14pt"/>
    </style:style>
    <style:style style:name="MP9" style:family="paragraph">
      <loext:graphic-properties draw:fill="none" draw:fill-color="#ffffff"/>
      <style:paragraph-properties fo:text-align="center"/>
      <style:text-properties fo:color="#ffffff" fo:font-size="14pt"/>
    </style:style>
    <style:style style:name="MP10" style:family="paragraph">
      <style:paragraph-properties fo:text-align="end"/>
      <style:text-properties fo:color="#ffffff" fo:font-size="14pt"/>
    </style:style>
    <style:style style:name="MP11" style:family="paragraph">
      <loext:graphic-properties draw:fill="none" draw:fill-color="#ffffff"/>
      <style:paragraph-properties fo:text-align="end"/>
      <style:text-properties fo:color="#ffffff" fo:font-size="14pt"/>
    </style:style>
    <style:style style:name="MP12" style:family="paragraph">
      <style:paragraph-properties fo:text-align="center"/>
    </style:style>
    <style:style style:name="MP13" style:family="paragraph">
      <style:paragraph-properties fo:text-align="end"/>
    </style:style>
    <style:style style:name="MT1" style:family="text">
      <style:text-properties fo:font-size="14pt"/>
    </style:style>
    <style:style style:name="MT2" style:family="text">
      <style:text-properties fo:color="#ffffff"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编号&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Classy_5f_Red" style:display-name="Classy_Red" style:page-layout-name="PM1" draw:style-name="Mdp1">
      <office:forms form:automatic-focus="false" form:apply-design-mode="false"/>
      <draw:frame draw:style-name="Mgr3" draw:text-style-name="MP5" draw:layer="backgroundobjects" svg:width="28cm" svg:height="1.614cm" svg:x="0cm" svg:y="14.18cm">
        <draw:image xlink:href="Pictures/10000000000002F00000003D7B72A2E032451D34.png" xlink:type="simple" xlink:show="embed" xlink:actuate="onLoad">
          <text:p/>
        </draw:image>
      </draw:frame>
      <draw:frame presentation:style-name="Classy_5f_Red-title" draw:layer="backgroundobjects" svg:width="25.199cm" svg:height="7.6cm" svg:x="0cm" svg:y="1.8cm" presentation:class="title" presentation:placeholder="true">
        <draw:text-box/>
      </draw:frame>
      <draw:frame presentation:style-name="Classy_5f_Red-outline1" draw:layer="backgroundobjects" svg:width="14.599cm" svg:height="3.6cm" svg:x="10.6cm" svg:y="10cm" presentation:class="outline" presentation:placeholder="true">
        <draw:text-box/>
      </draw:frame>
      <draw:frame presentation:style-name="Mpr1" draw:text-style-name="MP7" draw:layer="backgroundobjects" svg:width="6.523cm" svg:height="1.086cm" svg:x="4.8cm" svg:y="14.678cm" presentation:class="date-time">
        <draw:text-box>
          <text:p text:style-name="MP6"><text:span text:style-name="MT2"><presentation:date-time/></text:span></text:p>
        </draw:text-box>
      </draw:frame>
      <draw:frame presentation:style-name="Mpr1" draw:text-style-name="MP9" draw:layer="backgroundobjects" svg:width="8.875cm" svg:height="1.086cm" svg:x="11.725cm" svg:y="14.644cm" presentation:class="footer">
        <draw:text-box>
          <text:p text:style-name="MP8"><text:span text:style-name="MT2"><presentation:footer/></text:span></text:p>
        </draw:text-box>
      </draw:frame>
      <draw:frame presentation:style-name="Mpr2" draw:text-style-name="MP11" draw:layer="backgroundobjects" svg:width="6.523cm" svg:height="1.086cm" svg:x="21.2cm" svg:y="14.644cm" presentation:class="page-number">
        <draw:text-box>
          <text:p text:style-name="MP10"><text:span text:style-name="MT2"><text:page-number>&lt;编号&gt;</text:page-number></text:span></text:p>
        </draw:text-box>
      </draw:frame>
      <draw:frame draw:style-name="Mgr3" draw:text-style-name="MP5" draw:layer="backgroundobjects" svg:width="28cm" svg:height="0.9cm" svg:x="0cm" svg:y="0cm">
        <draw:image xlink:href="Pictures/10000000000002F00000002263B9CE3EFA6074A1.png" xlink:type="simple" xlink:show="embed" xlink:actuate="onLoad">
          <text:p/>
        </draw:image>
      </draw:frame>
      <presentation:notes style:page-layout-name="PM0">
        <office:forms form:automatic-focus="false" form:apply-design-mode="false"/>
        <draw:page-thumbnail presentation:style-name="Classy_5f_Red-title" draw:layer="backgroundobjects" svg:width="19.798cm" svg:height="11.136cm" svg:x="0.6cm" svg:y="2.257cm" presentation:class="page"/>
        <draw:frame presentation:style-name="Classy_5f_Red-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lassy_5f_Red1" style:display-name="Classy_Red1" style:page-layout-name="PM1" draw:style-name="Mdp1">
      <office:forms form:automatic-focus="false" form:apply-design-mode="false"/>
      <draw:frame draw:style-name="Mgr3" draw:text-style-name="MP5" draw:layer="backgroundobjects" svg:width="28cm" svg:height="0.9cm" svg:x="0.017cm" svg:y="0cm">
        <draw:image xlink:href="Pictures/10000000000002F00000002263B9CE3EFA6074A1.png" xlink:type="simple" xlink:show="embed" xlink:actuate="onLoad">
          <text:p/>
        </draw:image>
      </draw:frame>
      <draw:frame draw:style-name="Mgr3" draw:text-style-name="MP5" draw:layer="backgroundobjects" svg:width="28cm" svg:height="0.9cm" svg:x="0.017cm" svg:y="14.881cm">
        <draw:image xlink:href="Pictures/10000000000002F00000002263B9CE3EFA6074A1.png" xlink:type="simple" xlink:show="embed" xlink:actuate="onLoad">
          <text:p/>
        </draw:image>
      </draw:frame>
      <draw:frame presentation:style-name="Classy_5f_Red1-title" draw:layer="backgroundobjects" svg:width="25.199cm" svg:height="2.629cm" svg:x="1.4cm" svg:y="1.571cm" presentation:class="title" presentation:placeholder="true">
        <draw:text-box/>
      </draw:frame>
      <draw:frame presentation:style-name="Classy_5f_Red1-outline1" draw:layer="backgroundobjects" svg:width="25.199cm" svg:height="8.219cm" svg:x="1.4cm" svg:y="4.6cm" presentation:class="outline" presentation:placeholder="true">
        <draw:text-box/>
      </draw:frame>
      <draw:frame presentation:style-name="Mpr5" draw:text-style-name="MP2" draw:layer="backgroundobjects" svg:width="6.223cm" svg:height="1.085cm" svg:x="2.8cm" svg:y="15.002cm" presentation:class="date-time">
        <draw:text-box>
          <text:p text:style-name="MP1"><text:span text:style-name="MT1"><presentation:date-time/></text:span></text:p>
        </draw:text-box>
      </draw:frame>
      <draw:frame presentation:style-name="Mpr6" draw:text-style-name="MP7" draw:layer="backgroundobjects" svg:width="6.523cm" svg:height="1.086cm" svg:x="4.801cm" svg:y="15.001cm">
        <draw:text-box>
          <text:p><text:span text:style-name="MT2"><presentation:date-time/></text:span></text:p>
        </draw:text-box>
      </draw:frame>
      <draw:frame presentation:style-name="Mpr6" draw:text-style-name="MP9" draw:layer="backgroundobjects" svg:width="8.875cm" svg:height="1.086cm" svg:x="11.726cm" svg:y="15.001cm">
        <draw:text-box>
          <text:p text:style-name="MP12"><text:span text:style-name="MT2"><presentation:footer/></text:span></text:p>
        </draw:text-box>
      </draw:frame>
      <draw:frame presentation:style-name="Mpr6" draw:text-style-name="MP11" draw:layer="backgroundobjects" svg:width="6.523cm" svg:height="1.086cm" svg:x="21.277cm" svg:y="15.001cm">
        <draw:text-box>
          <text:p text:style-name="MP13"><text:span text:style-name="MT2"><text:page-number>&lt;编号&gt;</text:page-number></text:span></text:p>
        </draw:text-box>
      </draw:frame>
      <presentation:notes style:page-layout-name="PM0">
        <office:forms form:automatic-focus="false" form:apply-design-mode="false"/>
        <draw:page-thumbnail presentation:style-name="Classy_5f_Red1-title" draw:layer="backgroundobjects" svg:width="19.798cm" svg:height="11.136cm" svg:x="0.6cm" svg:y="2.257cm" presentation:class="page"/>
        <draw:frame presentation:style-name="Classy_5f_Red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4-10T20:24:18.045699508</meta:creation-date>
    <meta:editing-duration>PT32M55S</meta:editing-duration>
    <meta:editing-cycles>29</meta:editing-cycles>
    <meta:generator>LibreOffice/6.0.6.2$Linux_X86_64 LibreOffice_project/00m0$Build-2</meta:generator>
    <dc:title>Classy Red</dc:title>
    <dc:date>2020-04-19T19:02:30.416773450</dc:date>
    <meta:document-statistic meta:object-count="81"/>
  </office:meta>
</office:document-meta>
</file>